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39.755943mm" fo:page-width="39.755943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ffff00" draw:opacity="100.0%" draw:stroke="solid" svg:stroke-color="#000000" draw:stroke-linejoin="miter" svg:stroke-opacity="100.0%" svg:stroke-width="0.9918711mm"/>
    </style:style>
    <style:style style:family="graphic" style:name="style-3">
      <style:graphic-properties draw:fill="solid" draw:fill-color="#120b02" draw:opacity="100.0%" draw:stroke="none"/>
    </style:style>
  </office:automatic-styles>
  <office:body>
    <office:drawing>
      <draw:page draw:master-page-name="Default" draw:name="page1" draw:style-name="DP1">
        <draw:g draw:id="svg14350">
          <draw:g draw:id="layer1">
            <draw:g draw:id="g9093">
              <draw:rect svg:height="28.224722mm" draw:style-name="style-2" draw:transform="skewX(-1.570092458683775E-16) rotate(-0.7853981633974483) translate(19.877981mm,-0.07991715mm)" svg:width="28.224724mm"/>
              <draw:g draw:id="g3124">
                <draw:path svg:d="M 297.17233 1418.0315 C 175.4899 1378.1277 68.90955 1283.401 23.550531 1174.8414 C -34.17063 1036.6957 18.820328 814.50977 132.25229 719.06354 C 230.49524 636.397 280.2393 618.9333 416.14648 619.39557 L 543.247 619.82874 L 593.1428 481.93323 C 620.58594 406.09116 643.0386 337.36603 643.0386 329.21002 C 643.0386 294.9208 603.00214 230.47063 576.4705 222.04932 C 547.8104 212.95268 524.6176 126.81914 539.9559 86.44005 C 545.58044 71.63241 600.53955 65.859085 735.873 65.859085 C 896.5492 65.859085 925.5153 69.87579 934.54663 93.412254 C 945.9566 123.14612 852.9031 214.04202 811.0528 214.04202 C 798.6369 214.04202 791.55414 223.30347 795.3146 234.623 C 800.2076 249.35326 862.865 256.50333 1015.7279 259.7754 L 1229.3046 264.3468 L 1298.285 200.6654 C 1336.2241 165.63959 1362.3765 132.09401 1356.4001 126.118706 C 1350.4248 120.14239 1309.7251 115.2534 1265.9564 115.2534 L 1186.376 115.2534 L 1186.376 57.6267 L 1186.376 0.0 L 1341.6156 0.0 C 1460.7892 0.0 1502.8656 6.011491 1522.728 25.872925 C 1562.0721 65.216934 1553.8276 135.44547 1500.5543 214.7676 L 1452.5076 286.30856 L 1493.9379 394.24203 C 1516.7246 453.60526 1546.1057 532.65 1559.2291 569.8967 L 1583.0902 637.618 L 1697.618 629.42377 C 1836.7064 619.472 1929.2795 649.91125 2015.9697 734.1043 C 2095.8486 811.6819 2126.8638 876.4868 2136.735 986.4402 C 2148.131 1113.3689 2120.4695 1200.05 2039.051 1292.5459 C 1951.1849 1392.3666 1866.0564 1431.7115 1737.9459 1431.7115 C 1610.9379 1431.7115 1524.7852 1392.455 1439.7249 1295.8219 C 1306.2893 1144.2302 1299.8759 928.3462 1423.9756 765.643 C 1455.446 724.3836 1461.0656 702.8369 1451.965 658.3396 L 1440.5781 602.6615 L 1297.0128 777.2138 C 1199.7416 895.47894 1153.4465 965.3045 1153.4465 993.7491 C 1153.4465 1137.9666 991.4799 1222.5706 896.7462 1127.8368 C 838.4693 1069.5599 816.1689 1076.1785 783.6162 1161.4166 C 724.5675 1316.034 593.44073 1414.7684 433.11975 1425.3282 C 381.0463 1428.758 319.8697 1425.475 297.17233 1418.0315 z M 567.77734 1245.0991 C 617.8324 1206.9198 675.96814 1126.655 675.96814 1095.7253 C 675.96814 1090.7479 614.4071 1086.6749 539.165 1086.6749 C 446.76318 1086.6749 391.98798 1079.0667 370.4011 1063.2339 C 339.2754 1040.4059 340.0532 1036.528 400.1837 914.7786 C 478.26825 756.676 478.49387 740.91473 402.6719 740.91473 C 227.31514 740.91473 87.56859 919.3259 132.42966 1085.9263 C 153.77689 1165.2052 220.59518 1247.7812 288.22998 1278.4698 C 366.9421 1314.185 497.65936 1298.5804 567.77734 1245.0991 z M 1887.4724 1266.9574 C 2019.0599 1185.6313 2058.038 1005.0525 1972.0514 875.11707 C 1922.1284 799.679 1862.5773 762.79706 1768.4877 749.0436 C 1657.9172 732.8813 1654.0071 753.8823 1741.0602 896.3482 L 1819.3483 1024.4718 L 1780.9398 1055.5734 C 1759.8142 1072.6793 1733.0046 1086.6749 1721.3616 1086.6749 C 1709.7184 1086.6749 1665.5587 1031.1063 1623.227 963.18915 C 1580.8965 895.272 1540.9766 839.70337 1534.517 839.70337 C 1516.0804 839.70337 1471.2445 924.81085 1458.6508 983.7128 C 1436.9252 1085.3192 1506.614 1226.5239 1601.5879 1273.3346 C 1679.5374 1311.7542 1820.0618 1308.6198 1887.4724 1266.9574 z M 657.89844 901.4462 C 617.2958 823.2215 606.944 819.04297 574.74304 867.87854 C 532.3455 932.178 535.5598 938.492 610.68884 938.492 C 674.30896 938.492 676.31177 936.9203 657.89844 901.4462 z M 866.39526 916.91113 C 873.41876 898.6093 846.572 820.2439 738.4124 543.33746 C 723.38776 504.87277 720.3619 508.48047 692.2188 598.4076 L 662.1021 694.6397 L 719.3288 769.6115 C 750.80426 810.84576 780.7823 865.7119 785.94666 891.53766 C 795.8683 941.13995 850.48724 958.3675 866.39526 916.91113 z M 1227.5059 675.09283 C 1374.6938 507.69763 1385.5833 490.59473 1371.6368 448.7022 L 1356.5509 403.3869 L 1104.8853 398.83154 C 869.40906 394.56863 853.9643 396.15744 864.7854 423.52872 C 871.1446 439.61765 905.42377 534.28204 940.9591 633.8937 C 976.4954 733.5054 1008.9727 824.26764 1013.13214 835.58716 C 1030.1115 881.79285 1075.895 847.51666 1227.5059 675.09283 z" svg:height="14.317116mm" draw:style-name="style-3" svg:viewBox="0.0 0.0 2139.1853 1431.7115" svg:width="21.391853mm" svg:x="9.5181055mm" svg:y="12.092779mm"/>
              </draw:g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39.755943mm" fo:page-width="39.755943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